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3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7b9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65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02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18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bc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32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c7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94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9c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48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7f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4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38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1c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f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bf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6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303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502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b2f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c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df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e6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10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81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9f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7ba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ac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67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8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d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bdf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4f8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0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c43b58b"/>
    </style:style>
    <style:style style:name="T3" style:family="text">
      <style:text-properties style:font-name="標楷體1" officeooo:rsid="0880e60f"/>
    </style:style>
    <style:style style:name="T4" style:family="text">
      <style:text-properties style:font-name="標楷體1" style:text-underline-style="solid" style:text-underline-width="auto" style:text-underline-color="font-color" officeooo:rsid="0880e60f"/>
    </style:style>
    <style:style style:name="T5" style:family="text">
      <style:text-properties fo:color="#333333"/>
    </style:style>
    <style:style style:name="T6" style:family="text">
      <style:text-properties fo:color="#333333" officeooo:rsid="41d0b885"/>
    </style:style>
    <style:style style:name="T7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" style:family="text">
      <style:text-properties fo:color="#333333" officeooo:rsid="376c64b1"/>
    </style:style>
    <style:style style:name="T9" style:family="text">
      <style:text-properties officeooo:rsid="4c43b58b"/>
    </style:style>
    <style:style style:name="T10" style:family="text">
      <style:text-properties officeooo:rsid="0880e60f"/>
    </style:style>
    <style:style style:name="T11" style:family="text">
      <style:text-properties officeooo:rsid="2fa2d5a6"/>
    </style:style>
    <style:style style:name="T12" style:family="text">
      <style:text-properties officeooo:rsid="352e8af6"/>
    </style:style>
    <style:style style:name="T13" style:family="text">
      <style:text-properties officeooo:rsid="41d0b885"/>
    </style:style>
    <style:style style:name="T14" style:family="text">
      <style:text-properties officeooo:rsid="41effb49"/>
    </style:style>
    <style:style style:name="T15" style:family="text">
      <style:text-properties officeooo:rsid="41f01272"/>
    </style:style>
    <style:style style:name="T16" style:family="text">
      <style:text-properties officeooo:rsid="41f2ffe3"/>
    </style:style>
    <style:style style:name="T17" style:family="text">
      <style:text-properties officeooo:rsid="41ff6bff"/>
    </style:style>
    <style:style style:name="T18" style:family="text">
      <style:text-properties officeooo:rsid="40b326dd"/>
    </style:style>
    <style:style style:name="T19" style:family="text">
      <style:text-properties officeooo:rsid="42319dc3"/>
    </style:style>
    <style:style style:name="T20" style:family="text">
      <style:text-properties officeooo:rsid="42319dc3" style:font-name-asian="Arial1"/>
    </style:style>
    <style:style style:name="T21" style:family="text">
      <style:text-properties officeooo:rsid="376c64b1"/>
    </style:style>
    <style:style style:name="T22" style:family="text">
      <style:text-properties style:font-name="標楷體1" style:font-name-asian="標楷體1"/>
    </style:style>
    <style:style style:name="T23" style:family="text">
      <style:text-properties style:font-name="標楷體1" officeooo:rsid="376c64b1" style:font-name-asian="標楷體1"/>
    </style:style>
    <style:style style:name="T24" style:family="text">
      <style:text-properties style:font-name="標楷體1" officeooo:rsid="426e6204" style:font-name-asian="標楷體1"/>
    </style:style>
    <style:style style:name="T25" style:family="text">
      <style:text-properties officeooo:rsid="42b84f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05929599" text:style-name="L1">
        <text:list-item>
          <text:p text:style-name="P1"><text:bookmark-start text:name="問題"/>問題<text:bookmark-end text:name="問題"/></text:p>
          <text:list>
            <text:list-item>
              <text:p text:style-name="P9">問題<text:span text:style-name="T3">的 分類</text:span>。</text:p>
              <text:list>
                <text:list-item>
                  <text:p text:style-name="P2"><text:span text:style-name="T10">數量型</text:span><text:span text:style-name="T5">問題</text:span>。</text:p>
                </text:list-item>
                <text:list-item>
                  <text:p text:style-name="P2">社會型<text:span text:style-name="T5">問題</text:span>。</text:p>
                </text:list-item>
                <text:list-item>
                  <text:p text:style-name="P2"><text:span text:style-name="T10">群體型</text:span><text:span text:style-name="T5">問題</text:span>。</text:p>
                </text:list-item>
                <text:list-item>
                  <text:p text:style-name="P49"><text:span text:style-name="T11">（類似描述、拓展描述 在 </text:span><text:span text:style-name="T2">新生之書</text:span><text:span text:style-name="T9">的 </text:span><text:span text:style-name="T2">宗教</text:span><text:span text:style-name="T9"> 文件群的 </text:span><text:span text:style-name="T1">信仰、信念、中心思想、世界觀、價值觀</text:span><text:span text:style-name="T12">的 </text:span><text:span text:style-name="T4">正常個體的 分類</text:span>）</text:p>
                  <text:list>
                    <text:list-item>
                      <text:p text:style-name="P49">某一特定個體的 分類。</text:p>
                      <text:list>
                        <text:list-item>
                          <text:p text:style-name="P49">數量型 該個體。</text:p>
                        </text:list-item>
                        <text:list-item>
                          <text:p text:style-name="P50">社會型 該個體。</text:p>
                        </text:list-item>
                        <text:list-item>
                          <text:p text:style-name="P49">群體型 該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問題 不一定是 問題。</text:p>
              <text:list>
                <text:list-item>
                  <text:p text:style-name="P3"><text:span text:style-name="T5">明顯例子，（第一個個體 認定的）</text:span>問題<text:span text:style-name="T5">，（第二個個體、第三個個體 認定）</text:span>不是 問題。</text:p>
                  <text:list>
                    <text:list-item>
                      <text:p text:style-name="P11">假定，第一個個體 種田。</text:p>
                      <text:list>
                        <text:list-item>
                          <text:p text:style-name="P3"><text:span text:style-name="T13">第一個個體 有機率認定</text:span><text:span text:style-name="T6">，鳥、昆蟲 </text:span><text:span text:style-name="T13">是 問題</text:span><text:span text:style-name="T6">、有害的存在、有害的個體</text:span><text:span text:style-name="T13">。</text:span></text:p>
                          <text:list>
                            <text:list-item>
                              <text:p text:style-name="P12"><text:span text:style-name="T13">有害的存在 是 直接型有害 農田的 存在</text:span>。</text:p>
                            </text:list-item>
                            <text:list-item>
                              <text:p text:style-name="P12"><text:span text:style-name="T13">有害的存在 是 間接型有害 第一個個體的 存在</text:span>。</text:p>
                            </text:list-item>
                          </text:list>
                        </text:list-item>
                        <text:list-item>
                          <text:p text:style-name="P13">對於 第一個個體 來說，鳥、昆蟲 <text:span text:style-name="T13">有機率</text:span>是 問題。</text:p>
                        </text:list-item>
                        <text:list-item>
                          <text:p text:style-name="P13">第一個個體 有機率 放鞭炮、灑農藥 →<text:span text:style-name="T14"> </text:span>減少 鳥、昆蟲 →<text:span text:style-name="T14"> 農田、農作物 更優良</text:span>。</text:p>
                        </text:list-item>
                      </text:list>
                    </text:list-item>
                    <text:list-item>
                      <text:p text:style-name="P14">假定，第二個個體 養魚。</text:p>
                      <text:list>
                        <text:list-item>
                          <text:p text:style-name="P4">第二個個體 有機率認定<text:span text:style-name="T5">，鳥、昆蟲 </text:span>不是 問題<text:span text:style-name="T6">、功能</text:span>。</text:p>
                        </text:list-item>
                        <text:list-item>
                          <text:p text:style-name="P13">對於 第二個個體 來說，鳥、昆蟲 <text:span text:style-name="T13">有機率</text:span>不是 問題、功能。</text:p>
                        </text:list-item>
                      </text:list>
                    </text:list-item>
                    <text:list-item>
                      <text:p text:style-name="P13">假定，第三個個體 開 動物園、昆蟲館、大自然旅館。</text:p>
                      <text:list>
                        <text:list-item>
                          <text:p text:style-name="P5">第三個個體 有機率認定<text:span text:style-name="T5">，鳥、昆蟲 </text:span>是 功能<text:span text:style-name="T5">、有益的存在、有益的個體</text:span>。</text:p>
                        </text:list-item>
                        <text:list-item>
                          <text:p text:style-name="P13">對於 第三個個體 來說，鳥、昆蟲 <text:span text:style-name="T13">有機率</text:span>是 功能。</text:p>
                        </text:list-item>
                        <text:list-item>
                          <text:p text:style-name="P13">第三個個體 有機率 種樹、種草 →<text:span text:style-name="T14"> </text:span>增加 鳥、昆蟲 → 景色 更優良 →<text:span text:style-name="T17"> 觀光客更多</text:span>。</text:p>
                        </text:list-item>
                      </text:list>
                    </text:list-item>
                    <text:list-item>
                      <text:p text:style-name="P15">假定，第四個個體 種花、開果園、種蘋果樹。</text:p>
                      <text:list>
                        <text:list-item>
                          <text:p text:style-name="P6">第四個個體 有機率認定<text:span text:style-name="T5">，鳥、昆蟲（</text:span>同時<text:span text:style-name="T5">）</text:span>是 問題、功能。</text:p>
                        </text:list-item>
                        <text:list-item>
                          <text:p text:style-name="P16">對於 第四個個體 來說，鳥、昆蟲 <text:span text:style-name="T13">有機率</text:span>（同時）是 問題、功能。</text:p>
                        </text:list-item>
                        <text:list-item>
                          <text:p text:style-name="P16">第四個個體 有機率 種草、拔草→<text:span text:style-name="T14">平衡</text:span> 鳥、昆蟲→植物分布更廣 →<text:span text:style-name="T17"> 花、果實 更多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7">明顯例子。</text:p>
                  <text:list>
                    <text:list-item>
                      <text:p text:style-name="P18">假定，第一個個體 存在、變化。</text:p>
                      <text:list>
                        <text:list-item>
                          <text:p text:style-name="P19">假定，第一個個體 認定 某一特定 特徵、存在、變化、思想、決策、行動 是 問題。</text:p>
                          <text:list>
                            <text:list-item>
                              <text:p text:style-name="P20">第一個個體 認定 某一特定個體 是 問題、有<text:span text:style-name="T13">害</text:span>的存在、有<text:span text:style-name="T13">害</text:span>的個體。</text:p>
                            </text:list-item>
                          </text:list>
                        </text:list-item>
                        <text:list-item>
                          <text:p text:style-name="P21">對於 第一個個體 來說，該個體 是 問題、有<text:span text:style-name="T13">害</text:span>的存在、有<text:span text:style-name="T13">害</text:span>的個體。</text:p>
                          <text:list>
                            <text:list-item>
                              <text:p text:style-name="P46">以 第<text:span text:style-name="T18">一</text:span>個個體 為 坐標系零點，該個體 是 <text:span text:style-name="T18">問題、有害的存在、有害的個體</text:span>。</text:p>
                            </text:list-item>
                          </text:list>
                        </text:list-item>
                        <text:list-item>
                          <text:p text:style-name="P17">第一個個體 做出 某一特定 思想、決策、行動→<text:span text:style-name="T16">減少 有害的存在→解決問題。</text:span></text:p>
                          <text:list>
                            <text:list-item>
                              <text:p text:style-name="P17">適當的 減少 有害的存在 有機率變成 有益的存在。</text:p>
                              <text:list>
                                <text:list-item>
                                  <text:p text:style-name="P17">明顯例子，醫藥用嗎啡。</text:p>
                                  <text:list>
                                    <text:list-item>
                                      <text:p text:style-name="P17">嗎啡 <text:span text:style-name="T20">↔</text:span><text:span text:style-name="T19">（對 人類 來說，）有害的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假定，第二個個體 存在、變化。</text:p>
                      <text:list>
                        <text:list-item>
                          <text:p text:style-name="P19">假定，第二個個體 認定 某一特定 特徵、存在、變化、思想 不是 問題、功能。</text:p>
                        </text:list-item>
                        <text:list-item>
                          <text:p text:style-name="P23">對於 第二個個體 來說，該個體 不是 問題、功能。</text:p>
                          <text:list>
                            <text:list-item>
                              <text:p text:style-name="P47">以 第<text:span text:style-name="T18">二</text:span>個個體 為 坐標系零點，該個體 <text:span text:style-name="T18">不是 問題、功能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假定，第三個個體 存在、變化。</text:p>
                      <text:list>
                        <text:list-item>
                          <text:p text:style-name="P24">假定，第三個個體 認定 某一特定 特徵、存在、變化、思想、決策、行動 是 功能。</text:p>
                          <text:list>
                            <text:list-item>
                              <text:p text:style-name="P20">第三個個體 認定 某一特定個體 是 功能、有益的存在、有益的個體。</text:p>
                            </text:list-item>
                          </text:list>
                        </text:list-item>
                        <text:list-item>
                          <text:p text:style-name="P25">對於 第三個個體 來說，該個體 是 功能、有益的存在、有益的個體。</text:p>
                          <text:list>
                            <text:list-item>
                              <text:p text:style-name="P48">以 第三個個體 為 坐標系零點，該個體 是 功能<text:span text:style-name="T18">、有益的存在、有益的個體</text:span>。</text:p>
                            </text:list-item>
                          </text:list>
                        </text:list-item>
                        <text:list-item>
                          <text:p text:style-name="P25">第一個個體 做出 某一特定 思想、決策、行動 → 增加 有益的存在 → <text:span text:style-name="T15">提升 功能</text:span>。</text:p>
                          <text:list>
                            <text:list-item>
                              <text:p text:style-name="P26">過少的 增加 有益的存在 有機率變成 有害的存在。</text:p>
                              <text:list>
                                <text:list-item>
                                  <text:p text:style-name="P26">明顯例子，脫水。</text:p>
                                  <text:list>
                                    <text:list-item>
                                      <text:p text:style-name="P27">水 <text:span text:style-name="T20">↔</text:span><text:span text:style-name="T19">（對 人類 來說，）有益的存在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5">過多的 增加 有益的存在 有機率變成 有害的存在。</text:p>
                              <text:list>
                                <text:list-item>
                                  <text:p text:style-name="P28">明顯例子，水中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假定，第四個個體 存在、變化。</text:p>
                      <text:list>
                        <text:list-item>
                          <text:p text:style-name="P28">假定，第三個個體 認定 某一特定 特徵、存在、變化、思想（同時）是 問題、功能。</text:p>
                        </text:list-item>
                        <text:list-item>
                          <text:p text:style-name="P28">對於 第四個個體 來說，該個體（同時）是 問題、功能。</text:p>
                        </text:list-item>
                        <text:list-item>
                          <text:p text:style-name="P28">第四個個體 做出 某一特定 思想、決策、行動→平衡 該存在→解決問題、提升功能。</text:p>
                          <text:list>
                            <text:list-item>
                              <text:p text:style-name="P28">平衡 該存在 的 明顯例子，增加、減少、控制 該存在的 大小、數量、形狀。</text:p>
                            </text:list-item>
                            <text:list-item>
                              <text:p text:style-name="P28">平衡 該存在 的 明顯例子，控制、遙控 該存在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認定"/><text:span text:style-name="T21">認定</text:span><text:bookmark-end text:name="認定"/></text:p>
          <text:list>
            <text:list-item>
              <text:p text:style-name="P8"><text:span text:style-name="T21">知道、認定 有機率 不同</text:span><text:span text:style-name="T8">、不協調、不自洽</text:span>。</text:p>
              <text:list>
                <text:list-item>
                  <text:p text:style-name="P37"><text:span text:style-name="T21">明顯例子，指鹿為馬。</text:span></text:p>
                  <text:list>
                    <text:list-item>
                      <text:p text:style-name="P37"><text:span text:style-name="T21">假定，某一特定個體 知道</text:span>，鹿 是 鹿。</text:p>
                    </text:list-item>
                    <text:list-item>
                      <text:p text:style-name="P39"><text:span text:style-name="T21">假定，該個體（真心、心裡、意識、被教育、被催眠）認定</text:span>，鹿 是 馬。</text:p>
                    </text:list-item>
                    <text:list-item>
                      <text:p text:style-name="P29"><text:span text:style-name="T21">該個體，知道、認定 不同、不協調、不自洽</text:span>。</text:p>
                      <text:list>
                        <text:list-item>
                          <text:p text:style-name="P30"><text:span text:style-name="T21">抽象例子，（人類 認定的）認知失調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21">明顯例子，畫、照片、</text:span><text:span text:style-name="T23">2維平面的3D寫實</text:span><text:span text:style-name="T21">畫。</text:span></text:p>
                  <text:list>
                    <text:list-item>
                      <text:p text:style-name="P31"><text:span text:style-name="T21">假定，某一特定個體 知道</text:span>，畫 是 <text:span text:style-name="T23">2維畫面</text:span>。</text:p>
                    </text:list-item>
                    <text:list-item>
                      <text:p text:style-name="P32"><text:span text:style-name="T21">假定，該個體</text:span> <text:span text:style-name="T21">認定</text:span>，畫 是<text:span text:style-name="T22"> </text:span><text:span text:style-name="T24">3</text:span><text:span text:style-name="T23">維畫面</text:span>。</text:p>
                    </text:list-item>
                    <text:list-item>
                      <text:p text:style-name="P30"><text:span text:style-name="T21">該個體，知道、認定 不同、不協調、不自洽</text:span>。</text:p>
                      <text:list>
                        <text:list-item>
                          <text:p text:style-name="P33"><text:span text:style-name="T21">抽象例子，正常現象。</text:span></text:p>
                          <text:list>
                            <text:list-item>
                              <text:p text:style-name="P34"><text:span text:style-name="T21">一大群 的 認知失調，被視為 正常現象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"><text:span text:style-name="T21">明顯例子，失溫。</text:span></text:p>
                  <text:list>
                    <text:list-item>
                      <text:p text:style-name="P36"><text:span text:style-name="T21">假定，某一特定個體 知道</text:span>，<text:span text:style-name="T23">身體溫度</text:span><text:span text:style-name="T21"> </text:span><text:span text:style-name="T23">過低、變低</text:span>。</text:p>
                      <text:list>
                        <text:list-item>
                          <text:p text:style-name="P36">該個體 知道，外在環境的溫度 低於 身體的溫度。</text:p>
                        </text:list-item>
                      </text:list>
                    </text:list-item>
                    <text:list-item>
                      <text:p text:style-name="P36"><text:span text:style-name="T21">假定，該個體</text:span> <text:span text:style-name="T21">認定</text:span>，<text:span text:style-name="T23">身體</text:span><text:span text:style-name="T21"> </text:span><text:span text:style-name="T23">很熱、要脫掉衣物</text:span>。</text:p>
                    </text:list-item>
                    <text:list-item>
                      <text:p text:style-name="P34"><text:span text:style-name="T21">該個體，知道、認定 不同、不協調、不自洽</text:span>。</text:p>
                      <text:list>
                        <text:list-item>
                          <text:p text:style-name="P35"><text:span text:style-name="T21">抽象例子，正常的生理反應。</text:span></text:p>
                          <text:list>
                            <text:list-item>
                              <text:p text:style-name="P38"><text:span text:style-name="T21">一大群 的 生理反應失調，被視為 正常的生理反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<text:span text:style-name="T21">明顯例子，奴隸制。</text:span></text:p>
                  <text:list>
                    <text:list-item>
                      <text:p text:style-name="P38"><text:span text:style-name="T21">假定，某一特定個體 知道</text:span>，（人類）奴隸 是 人。</text:p>
                    </text:list-item>
                    <text:list-item>
                      <text:p text:style-name="P40"><text:span text:style-name="T21">假定，該個體（真心、心裡、意識、被教育、被催眠）認定</text:span>，（人類）奴隸 不是 人。</text:p>
                      <text:list>
                        <text:list-item>
                          <text:p text:style-name="P43"><text:span text:style-name="T21">假定，該個體（真心、心裡、意識）認定</text:span>，（人類）奴隸 是 外表像人的 家畜。</text:p>
                        </text:list-item>
                      </text:list>
                    </text:list-item>
                    <text:list-item>
                      <text:p text:style-name="P38"><text:span text:style-name="T21">該個體，知道、認定 不同、不協調、不自洽</text:span>。</text:p>
                      <text:list>
                        <text:list-item>
                          <text:p text:style-name="P38"><text:span text:style-name="T21">抽象例子，（</text:span>奴隸制國家 的）常識、共識。</text:p>
                          <text:list>
                            <text:list-item>
                              <text:p text:style-name="P41">奴隸制國家 的 常識、共識<text:span text:style-name="T21">，被視為（</text:span>奴隸制國家 的）<text:span text:style-name="T21">正常的認知、正確的認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1"><text:span text:style-name="T21">明顯例子，肉雞制。</text:span></text:p>
                  <text:list>
                    <text:list-item>
                      <text:p text:style-name="P41"><text:span text:style-name="T21">假定，某一特定個體 知道</text:span>，（動物）肉雞 是 動物。</text:p>
                    </text:list-item>
                    <text:list-item>
                      <text:p text:style-name="P44"><text:span text:style-name="T21">假定，該個體（真心、心裡、意識、被教育）認定</text:span>，（動物）肉雞 不是 活生生的雞。</text:p>
                      <text:list>
                        <text:list-item>
                          <text:p text:style-name="P42"><text:span text:style-name="T21">假定，該個體（真心、心裡、意識、被教育、被催眠）認定</text:span>，（動物）肉雞 是 食物。</text:p>
                          <text:list>
                            <text:list-item>
                              <text:p text:style-name="P42">該個體 有機率不讓，肉雞 生活、享受、快樂、運動、肌肉。</text:p>
                            </text:list-item>
                            <text:list-item>
                              <text:p text:style-name="P42">該個體 有機率只讓，肉雞 生存、存活、存在、長肉、變肥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<text:span text:style-name="T21">該個體，知道、認定 不同、不協調、不自洽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14:35:11.889000000</dc:date>
    <meta:editing-duration>P16DT17H46M52S</meta:editing-duration>
    <meta:editing-cycles>15800</meta:editing-cycles>
    <meta:document-statistic meta:table-count="0" meta:image-count="0" meta:object-count="0" meta:page-count="1" meta:paragraph-count="94" meta:word-count="2081" meta:character-count="2417" meta:non-whitespace-character-count="2176"/>
  </office:meta>
</office:document-meta>
</file>